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 Narrow1" svg:font-family="'Liberation Sans Narrow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3.791cm" fo:min-width="7.76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253cm" fo:min-width="6.056cm"/>
    </style:style>
    <style:style style:name="gr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5" style:family="graphic" style:parent-style-name="standard">
      <style:graphic-properties svg:stroke-color="#000000"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7" style:family="graphic" style:parent-style-name="standard">
      <style:graphic-properties svg:stroke-color="#c9211e" draw:fill-color="#c9211e" draw:textarea-horizontal-align="justify" draw:textarea-vertical-align="middle" draw:auto-grow-height="false" fo:min-height="2.47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2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02cm" fo:min-width="1.0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  <style:paragraph-properties style:writing-mode="lr-tb"/>
    </style:style>
    <style:style style:name="gr14" style:family="graphic" style:parent-style-name="standard">
      <style:graphic-properties svg:stroke-color="#c9211e" draw:fill-color="#c9211e" draw:textarea-horizontal-align="justify" draw:textarea-vertical-align="middle" draw:auto-grow-height="false" fo:min-height="1.275cm" fo:min-width="0cm"/>
    </style:style>
    <style:style style:name="gr15" style:family="graphic" style:parent-style-name="standard">
      <style:graphic-properties svg:stroke-color="#c9211e" draw:fill-color="#c9211e" draw:textarea-horizontal-align="justify" draw:textarea-vertical-align="middle" draw:auto-grow-height="false" fo:min-height="1.75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845cm" fo:min-width="0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objectwithoutfill">
      <style:graphic-properties svg:stroke-width="0.106cm" svg:stroke-color="#c9211e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6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c9211e"/>
      <style:paragraph-properties fo:text-align="center"/>
      <style:text-properties fo:color="#c9211e"/>
    </style:style>
    <style:style style:name="P6" style:family="paragraph">
      <loext:graphic-properties draw:fill="none" draw:fill-color="#ffffff"/>
      <style:paragraph-properties style:writing-mode="lr-tb"/>
      <style:text-properties fo:color="#c9211e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4pt"/>
    </style:style>
    <style:style style:name="P10" style:family="paragraph">
      <loext:graphic-properties draw:fill="none" draw:fill-color="#ffffff"/>
      <style:paragraph-properties style:writing-mode="lr-tb"/>
      <style:text-properties fo:font-size="13pt"/>
    </style:style>
    <style:style style:name="P1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18pt" fo:font-style="normal" fo:text-shadow="none" style:text-underline-style="none" fo:font-weight="normal" style:letter-kerning="true" style:font-name-asian="Liberation Sans Narrow1" style:font-size-asian="18pt" style:font-style-asian="normal" style:font-weight-asian="normal" style:font-name-complex="Liberation Sans Narrow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  <style:style style:name="T4" style:family="text">
      <style:text-properties fo:font-size="12pt"/>
    </style:style>
    <style:style style:name="T5" style:family="text">
      <style:text-properties fo:font-size="14pt"/>
    </style:style>
    <style:style style:name="T6" style:family="text">
      <style:text-properties fo:font-size="13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4.097cm" svg:height="1.397cm" svg:x="2.905cm" svg:y="2.016cm">
          <draw:text-box>
            <text:p text:style-name="P1">Fitting the general population data</text:p>
          </draw:text-box>
        </draw:frame>
        <draw:custom-shape draw:style-name="gr2" draw:text-style-name="P3" draw:layer="layout" svg:width="11.684cm" svg:height="5.715cm" svg:x="2.2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27cm" svg:height="4.953cm" svg:x="2.27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5.334cm" svg:height="2.384cm" svg:x="4.175cm" svg:y="7.096cm">
          <draw:text-box>
            <text:p text:style-name="P1">2016 PWID current and former</text:p>
          </draw:text-box>
        </draw:frame>
        <draw:line draw:style-name="gr5" draw:text-style-name="P1" draw:layer="layout" svg:x1="12.557cm" svg:y1="5.953cm" svg:x2="15.224cm" svg:y2="5.064cm">
          <text:p/>
        </draw:line>
        <draw:frame draw:style-name="gr6" draw:text-style-name="P2" draw:layer="layout" svg:width="10.668cm" svg:height="1.905cm" svg:x="9.382cm" svg:y="3.159cm">
          <draw:text-box>
            <text:p text:style-name="P1"><text:span text:style-name="T1">Gen pop </text:span><text:span text:style-name="T2">~</text:span><text:span text:style-name="T1">= 20% of US chronically HCV </text:span>infected population </text:p>
          </draw:text-box>
        </draw:frame>
        <draw:custom-shape draw:style-name="gr7" draw:text-style-name="P5" draw:layer="layout" svg:width="1.397cm" svg:height="2.921cm" draw:transform="rotate (0.683645468006179) translate (11.661cm 9.911cm)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6" draw:layer="layout" svg:width="2.032cm" svg:height="3.679cm" svg:x="11.414cm" svg:y="6.211cm">
          <draw:text-box>
            <text:p><text:span text:style-name="T3">Gen pop with HCV</text:span></text:p>
          </draw:text-box>
        </draw:frame>
        <draw:frame draw:style-name="gr9" draw:text-style-name="P4" draw:layer="layout" svg:width="8.509cm" svg:height="2.384cm" svg:x="11.922cm" svg:y="11.922cm">
          <draw:text-box>
            <text:p>Distribute through 180 gen pop compartments using PWID former proportions</text:p>
          </draw:text-box>
        </draw:frame>
        <draw:custom-shape draw:style-name="gr10" draw:text-style-name="P3" draw:layer="layout" svg:width="1.524cm" svg:height="1.27cm" svg:x="4.302cm" svg:y="14.1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27cm" svg:x="5.064cm" svg:y="14.84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0.997cm" svg:height="0.725cm" svg:x="4.202cm" svg:y="14.208cm">
          <draw:text-box>
            <text:p><text:span text:style-name="T4">F0</text:span></text:p>
          </draw:text-box>
        </draw:frame>
        <draw:frame draw:style-name="gr11" draw:text-style-name="P7" draw:layer="layout" svg:width="0.997cm" svg:height="0.725cm" svg:x="5.083cm" svg:y="15.388cm">
          <draw:text-box>
            <text:p><text:span text:style-name="T4">F1</text:span></text:p>
          </draw:text-box>
        </draw:frame>
        <draw:custom-shape draw:style-name="gr10" draw:text-style-name="P3" draw:layer="layout" svg:width="1.524cm" svg:height="1.27cm" svg:x="7.096cm" svg:y="17.12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508cm" svg:height="1.673cm" svg:x="6.588cm" svg:y="15.634cm">
          <draw:text-box>
            <text:p><text:span text:style-name="T4">...</text:span></text:p>
          </draw:text-box>
        </draw:frame>
        <draw:frame draw:style-name="gr13" draw:text-style-name="P4" draw:layer="layout" svg:width="9.525cm" svg:height="3.175cm" svg:x="10.906cm" svg:y="15.732cm">
          <draw:text-box>
            <text:p>Assume endemic for N years, fitting to transmission prob, self recovery rate, all chronic transition rates (11 parameters)</text:p>
          </draw:text-box>
        </draw:frame>
        <draw:custom-shape draw:style-name="gr14" draw:text-style-name="P5" draw:layer="layout" svg:width="1.397cm" svg:height="1.637cm" svg:x="14.589cm" svg:y="14.208cm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5" draw:layer="layout" svg:width="1.397cm" svg:height="2.152cm" draw:transform="rotate (-1.5707963267949) translate (11.033cm 16.232cm)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5" draw:layer="layout" svg:width="1.397cm" svg:height="1.637cm" svg:x="4.302cm" svg:y="19.048cm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" draw:layer="layout" svg:width="4.826cm" svg:height="3.095cm" svg:x="2.397cm" svg:y="21.066cm">
          <draw:text-box>
            <text:p text:style-name="P1">Set of model parameters for general population</text:p>
          </draw:text-box>
        </draw:frame>
        <draw:line draw:style-name="gr17" draw:text-style-name="P8" draw:layer="layout" svg:x1="10.525cm" svg:y1="23.86cm" svg:x2="18.018cm" svg:y2="23.86cm">
          <text:p/>
        </draw:line>
        <draw:line draw:style-name="gr17" draw:text-style-name="P8" draw:layer="layout" svg:x1="10.493cm" svg:y1="23.86cm" svg:x2="10.493cm" svg:y2="19.485cm">
          <text:p/>
        </draw:line>
        <draw:path draw:style-name="gr18" draw:text-style-name="P8" draw:layer="layout" svg:width="6.77cm" svg:height="1.358cm" draw:transform="rotate (0.197920337176157) translate (10.6102299045471cm 20.6642416536106cm)" svg:viewBox="0 0 6771 1359" svg:d="M0 34c417-119 816 97 1175 271 342 165 682 163 1044 72 628-156 495 608 1097 322 336-159 707 134 1071 113 361-21 744 18 1051 211 343 216 759-189 1011 236l322 100">
          <text:p/>
        </draw:path>
        <draw:frame draw:style-name="gr19" draw:text-style-name="P9" draw:layer="layout" svg:width="2.413cm" svg:height="1.016cm" svg:x="9.763cm" svg:y="23.987cm">
          <draw:text-box>
            <text:p><text:span text:style-name="T5">2016</text:span></text:p>
          </draw:text-box>
        </draw:frame>
        <draw:frame draw:style-name="gr20" draw:text-style-name="P10" draw:layer="layout" svg:width="2.686cm" svg:height="0.763cm" svg:x="17.002cm" svg:y="24.114cm">
          <draw:text-box>
            <text:p><text:span text:style-name="T6">N years</text:span></text:p>
          </draw:text-box>
        </draw:frame>
        <draw:custom-shape draw:style-name="gr14" draw:text-style-name="P5" draw:layer="layout" svg:width="1.397cm" svg:height="1.637cm" draw:transform="rotate (1.5707963267949) translate (7.35cm 22.971cm)">
          <text:p/>
          <draw:enhanced-geometry svg:viewBox="0 0 21600 21600" draw:text-areas="?f0 0 ?f2 ?f5" draw:type="down-arrow" draw:modifiers="16861.3871126414 7431.7596566523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1" draw:layer="layout" svg:width="4.168cm" svg:height="0.645cm" draw:transform="rotate (1.5707963267949) translate (9.626cm 23.964cm)">
          <draw:text-box>
            <text:p><text:span text:style-name="T7"># of chronically infected</text:span></text:p>
          </draw:text-box>
        </draw:frame>
        <draw:frame draw:style-name="gr22" draw:text-style-name="P12" draw:layer="layout" svg:width="7.5cm" svg:height="0.683cm" svg:x="10.772cm" svg:y="21.32cm">
          <draw:text-box>
            <text:p><text:span text:style-name="T8">Can also be fitted to non endemic trend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 Narrow1" svg:font-family="'Liberation Sans Narrow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2:06:31.767500352</meta:creation-date>
    <dc:date>2021-09-12T14:45:53.819019601</dc:date>
    <meta:editing-duration>PT11M20S</meta:editing-duration>
    <meta:editing-cycles>4</meta:editing-cycles>
    <meta:generator>LibreOffice/6.4.7.2$Linux_X86_64 LibreOffice_project/40$Build-2</meta:generator>
    <meta:document-statistic meta:object-count="28"/>
  </office:meta>
</office:document-meta>
</file>